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4D000002981338D31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paragraph-properties fo:text-align="start" style:justify-single-word="false" fo:break-before="pag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66pt" fo:font-weight="bold" style:font-size-asian="66pt" style:font-weight-asian="bold" style:font-size-complex="6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 style:parent-style-name="Standard" style:master-page-name="Index">
      <style:paragraph-properties fo:text-align="start" style:justify-single-word="false" style:page-number="auto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/>
      <text:p text:style-name="P8">A3B</text:p>
      <text:p text:style-name="P9">Designdokument</text:p>
      <text:p text:style-name="P10">version 1.0</text:p>
      <text:p text:style-name="P9"/>
      <text:p text:style-name="P11">Andersson, Adam, adaan690</text:p>
      <text:p text:style-name="P11">Andersson, Conny, conan414</text:p>
      <text:p text:style-name="P11">Andersson, Martin, maran703</text:p>
      <text:p text:style-name="P11">Bolin, Andreas, andbo467</text:p>
      <text:p text:style-name="P6"/>
      <text:p text:style-name="P6">2012-11-09</text:p>
      <text:p text:style-name="P6"/>
      <text:p text:style-name="P6"/>
      <text:p text:style-name="P6"/>
      <text:p text:style-name="P7"/>
      <text:table-of-content text:style-name="Sect1" text:protected="true" text:name="Innehållsförteckning1">
        <text:table-of-content-source text:outline-level="10">
          <text:index-title-template text:style-name="Contents_20_Heading">Innehållsförteckning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nehållsförteckning1_Head">
            <text:p text:style-name="P2">Innehållsförteckning</text:p>
          </text:index-title>
          <text:p text:style-name="P1">1. Inledning<text:tab/>3</text:p>
          <text:p text:style-name="P1">2. Klassdiagram<text:tab/>4</text:p>
          <text:p text:style-name="P1">3. Klassbeskrivning<text:tab/>5</text:p>
        </text:index-body>
      </text:table-of-content>
      <text:p text:style-name="P5"/>
      <text:p text:style-name="P12"><text:toc-mark-start text:id="IMark252740640" text:outline-level="1"/>1. Inledning<text:toc-mark-end text:id="IMark252740640"/></text:p>
      <text:p text:style-name="P5"/>
      <text:p text:style-name="P4">Detta dokument är en objektorienterad design av vårt system. Projektet utförs i kursen TDDC76 <text:span text:style-name="T1">Programmering och datastrukturer, </text:span>vid Linköpings Tekniska Högskola.</text:p>
      <text:p text:style-name="P4"/>
      <text:p text:style-name="P4">Systemet är ett bokningssystem för fordon med ett grafiskt gränssnitt mot operatören. I bokningssystemet ska man kunna boka fordon och även kunna hantera in- och utlämning av fordon.</text:p>
      <text:p text:style-name="P4">Vidare ska man även kunna söka fram bokningar och fordon. En databas kommer användas för bokningar samt en för fordon. Systemet ska täcka administrationsbehovet för en mindre uthyrningsstation.</text:p>
      <text:p text:style-name="P5"/>
      <text:p text:style-name="P4"/>
      <text:p text:style-name="P3"><text:toc-mark text:string-value="2. Klassdiagram" text:outline-level="1"/>2. Klassdiagram<text:line-break/></text:p>
      <text:p text:style-name="P4">Nedan följer ett klassdiagram för vårt system. Observera att samtliga pilar/trianglar anger association samt att alla relationer är angivna med riktning.</text:p>
      <text:p text:style-name="P4"/>
      <text:p text:style-name="P4"><draw:frame draw:style-name="fr1" draw:name="grafik1" text:anchor-type="paragraph" svg:width="17cm" svg:height="13.365cm" draw:z-index="0"><draw:image xlink:href="Pictures/100002010000034D000002981338D310.png" xlink:type="simple" xlink:show="embed" xlink:actuate="onLoad"/></draw:frame></text:p>
      <text:p text:style-name="P3"><text:toc-mark-start text:id="IMark252740640" text:outline-level="1"/>3. Klassbeskrivning<text:toc-mark-end text:id="IMark25274064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Footer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Andersson</meta:initial-creator>
    <meta:creation-date>2012-11-08T08:10:35</meta:creation-date>
    <dc:date>2012-11-08T14:33:04</dc:date>
    <dc:creator>Martin Andersson</dc:creator>
    <meta:editing-duration>PT3M34S</meta:editing-duration>
    <meta:editing-cycles>3</meta:editing-cycles>
    <meta:generator>OpenOffice.org/3.3$Unix OpenOffice.org_project/330m20$Build-9567</meta:generator>
    <meta:document-statistic meta:table-count="0" meta:image-count="1" meta:object-count="0" meta:page-count="5" meta:paragraph-count="20" meta:word-count="133" meta:character-count="950"/>
  </office:meta>
</office:document-meta>
</file>